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JfaU5ElbyKztbQTe4b4KGylX4yV8xn2YWWdc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0T22:04:20.107079451</meta:creation-date>
    <dc:date>2026-02-10T22:04:47.280090054</dc:date>
    <meta:editing-duration>PT28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24.2.7.2$Linux_X86_64 LibreOffice_project/420$Build-2</meta:generator>
  </office:meta>
</office:document-meta>
</file>